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5a0df" officeooo:paragraph-rsid="0005a0df"/>
    </style:style>
    <style:style style:name="P2" style:family="paragraph" style:parent-style-name="Standard">
      <style:text-properties fo:font-size="14pt" fo:font-weight="bold" officeooo:rsid="0005a0df" officeooo:paragraph-rsid="0005a0df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bold" officeooo:rsid="0005a0df" officeooo:paragraph-rsid="0005a0df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bold" officeooo:rsid="00072ac5" officeooo:paragraph-rsid="00072ac5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padding="0.049cm" fo:border="0.06pt solid #d9d9e3"/>
    </style:style>
    <style:style style:name="P6" style:family="paragraph" style:parent-style-name="Text_20_body">
      <style:text-properties officeooo:rsid="0005a0df" officeooo:paragraph-rsid="0005a0df"/>
    </style:style>
    <style:style style:name="P7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8" style:family="paragraph" style:parent-style-name="Text_20_body" style:list-style-name="L3">
      <style:paragraph-properties fo:padding="0.049cm" fo:border="0.06pt solid #d9d9e3"/>
    </style:style>
    <style:style style:name="P9" style:family="paragraph" style:parent-style-name="Text_20_body" style:list-style-name="L3">
      <style:paragraph-properties fo:padding="0.049cm" fo:border="0.06pt solid #d9d9e3"/>
      <style:text-properties officeooo:paragraph-rsid="00072ac5"/>
    </style:style>
    <style:style style:name="P10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1" style:family="paragraph" style:parent-style-name="Text_20_body" style:list-style-name="L4">
      <style:paragraph-properties fo:padding="0.049cm" fo:border="0.06pt solid #d9d9e3"/>
    </style:style>
    <style:style style:name="P12" style:family="paragraph" style:parent-style-name="Text_20_body">
      <style:text-properties fo:font-size="14pt" fo:font-weight="bold" officeooo:rsid="0005a0df" officeooo:paragraph-rsid="0005a0df" style:font-size-asian="14pt" style:font-weight-asian="bold" style:font-size-complex="14pt" style:font-weight-complex="bold"/>
    </style:style>
    <style:style style:name="P13" style:family="paragraph" style:parent-style-name="Text_20_body" style:list-style-name="L5">
      <style:paragraph-properties fo:padding="0.049cm" fo:border="0.06pt solid #d9d9e3"/>
    </style:style>
    <style:style style:name="P14" style:family="paragraph" style:parent-style-name="Text_20_body" style:list-style-name="L6">
      <style:paragraph-properties fo:padding="0.049cm" fo:border="0.06pt solid #d9d9e3"/>
    </style:style>
    <style:style style:name="P15" style:family="paragraph" style:parent-style-name="Text_20_body" style:list-style-name="L7">
      <style:paragraph-properties fo:padding="0.049cm" fo:border="0.06pt solid #d9d9e3"/>
    </style:style>
    <style:style style:name="P16" style:family="paragraph" style:parent-style-name="Text_20_body">
      <style:text-properties fo:font-variant="normal" fo:text-transform="none" fo:color="#000000" loext:opacity="100%" style:font-name="S hne" fo:font-size="12pt" fo:letter-spacing="normal" fo:font-style="normal" fo:font-weight="bold" officeooo:rsid="0005a0df" officeooo:paragraph-rsid="0005a0d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variant="normal" fo:text-transform="none" fo:color="#000000" loext:opacity="100%" style:font-name="S hne" fo:font-size="12pt" fo:letter-spacing="normal" fo:font-style="normal" fo:font-weight="bold" officeooo:rsid="00072ac5" officeooo:paragraph-rsid="00072ac5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padding="0.049cm" fo:border="0.06pt solid #d9d9e3"/>
      <style:text-properties fo:font-variant="normal" fo:text-transform="none" fo:color="#000000" loext:opacity="100%" style:font-name="S hne" fo:font-size="12pt" fo:letter-spacing="normal" fo:font-style="normal" fo:font-weight="bold" officeooo:rsid="00072ac5" officeooo:paragraph-rsid="00072ac5" style:font-size-asian="14pt" style:font-weight-asian="bold" style:font-size-complex="14pt" style:font-weight-complex="bold"/>
    </style:style>
    <style:style style:name="P19" style:family="paragraph" style:parent-style-name="Text_20_body" style:list-style-name="L3">
      <style:paragraph-properties fo:padding="0.049cm" fo:border="0.06pt solid #d9d9e3"/>
      <style:text-properties fo:font-variant="normal" fo:text-transform="none" fo:color="#000000" loext:opacity="100%" style:font-name="S hne" fo:font-size="12pt" fo:letter-spacing="normal" fo:font-style="normal" fo:font-weight="bold" officeooo:rsid="00072ac5" officeooo:paragraph-rsid="00072ac5" style:font-size-asian="14pt" style:font-weight-asian="bold" style:font-size-complex="14pt" style:font-weight-complex="bold"/>
    </style:style>
    <style:style style:name="P20" style:family="paragraph" style:parent-style-name="Text_20_body" style:list-style-name="L8">
      <style:paragraph-properties fo:padding="0.049cm" fo:border="0.06pt solid #d9d9e3"/>
    </style:style>
    <style:style style:name="P21" style:family="paragraph" style:parent-style-name="Text_20_body" style:list-style-name="L9">
      <style:paragraph-properties fo:padding="0.049cm" fo:border="0.06pt solid #d9d9e3"/>
    </style:style>
    <style:style style:name="P22" style:family="paragraph" style:parent-style-name="Text_20_body" style:list-style-name="L10">
      <style:paragraph-properties fo:padding="0.049cm" fo:border="0.06pt solid #d9d9e3"/>
    </style:style>
    <style:style style:name="P23" style:family="paragraph" style:parent-style-name="Text_20_body">
      <style:paragraph-properties fo:padding="0.049cm" fo:border="0.06pt solid #d9d9e3"/>
      <style:text-properties officeooo:paragraph-rsid="00072ac5"/>
    </style:style>
    <style:style style:name="P24" style:family="paragraph" style:parent-style-name="Text_20_body" style:list-style-name="L11">
      <style:paragraph-properties fo:padding="0.049cm" fo:border="0.06pt solid #d9d9e3"/>
    </style:style>
    <style:style style:name="P25" style:family="paragraph" style:parent-style-name="Text_20_body" style:list-style-name="L12">
      <style:paragraph-properties fo:padding="0.049cm" fo:border="0.06pt solid #d9d9e3"/>
    </style:style>
    <style:style style:name="P26" style:family="paragraph" style:parent-style-name="Text_20_body">
      <style:paragraph-properties fo:padding="0.049cm" fo:border="0.06pt solid #d9d9e3"/>
      <style:text-properties officeooo:paragraph-rsid="00087041"/>
    </style:style>
    <style:style style:name="P27" style:family="paragraph" style:parent-style-name="Text_20_body" style:list-style-name="L13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e valor:</text:p>
      <text:p text:style-name="P6"><text:span text:style-name="Strong_20_Emphasis"><text:span text:style-name="T1">Segmento de Clientes:</text:span></text:span></text:p>
      <text:list xml:id="list3240571750" text:style-name="L3">
        <text:list-item>
          <text:list>
            <text:list-item>
              <text:p text:style-name="P7">Quem são os clientes que serão atendidos pelo projeto "Colheita Urbana"? (exemplo: moradores urbanos, restaurantes, mercados locais)</text:p>
            </text:list-item>
          </text:list>
        </text:list-item>
        <text:list-item>
          <text:p text:style-name="P8"><text:span text:style-name="Strong_20_Emphasis"><text:span text:style-name="T1">Proposta de Valor:</text:span></text:span></text:p>
          <text:list>
            <text:list-item>
              <text:p text:style-name="P7">Quais problemas ou necessidades específicas o projeto resolve para os clientes? (exemplo: acesso a alimentos frescos e saudáveis, redução do desperdício alimentar, apoio aos produtores locais)</text:p>
            </text:list-item>
          </text:list>
        </text:list-item>
        <text:list-item>
          <text:p text:style-name="P8"><text:span text:style-name="Strong_20_Emphasis"><text:span text:style-name="T1">Canais:</text:span></text:span></text:p>
          <text:list>
            <text:list-item>
              <text:p text:style-name="P7">Como o projeto entregará sua proposta de valor aos clientes? (exemplo: vendas diretas em feiras, entrega em domicílio, parcerias com restaurantes)</text:p>
            </text:list-item>
          </text:list>
        </text:list-item>
        <text:list-item>
          <text:p text:style-name="P8"><text:span text:style-name="Strong_20_Emphasis"><text:span text:style-name="T1">Relacionamento com o Cliente:</text:span></text:span></text:p>
          <text:list>
            <text:list-item>
              <text:p text:style-name="P7">Como o projeto irá se relacionar com os clientes? (exemplo: suporte personalizado, programa de fidelidade, feedback constante)</text:p>
            </text:list-item>
          </text:list>
        </text:list-item>
        <text:list-item>
          <text:p text:style-name="P8"><text:span text:style-name="Strong_20_Emphasis"><text:span text:style-name="T1">Fontes de Receita:</text:span></text:span></text:p>
          <text:list>
            <text:list-item>
              <text:p text:style-name="P7">Como o projeto gerará receita? (exemplo: venda direta dos produtos, assinaturas, parcerias comerciais)</text:p>
            </text:list-item>
          </text:list>
        </text:list-item>
        <text:list-item>
          <text:p text:style-name="P8"><text:span text:style-name="Strong_20_Emphasis"><text:span text:style-name="T1">Recursos Principais:</text:span></text:span></text:p>
          <text:list>
            <text:list-item>
              <text:p text:style-name="P7">Quais recursos são essenciais para entregar a proposta de valor? (exemplo: terras cultiváveis, sementes, equipe de agricultores, embalagens)</text:p>
            </text:list-item>
          </text:list>
        </text:list-item>
        <text:list-item>
          <text:p text:style-name="P8"><text:span text:style-name="Strong_20_Emphasis"><text:span text:style-name="T1">Atividades-Chave:</text:span></text:span></text:p>
          <text:list>
            <text:list-item>
              <text:p text:style-name="P7">Quais atividades são necessárias para operar o projeto? (exemplo: plantio, colheita, embalagem, logística de entrega)</text:p>
            </text:list-item>
          </text:list>
        </text:list-item>
        <text:list-item>
          <text:p text:style-name="P8"><text:span text:style-name="Strong_20_Emphasis"><text:span text:style-name="T1">Parcerias-Chave:</text:span></text:span></text:p>
          <text:list>
            <text:list-item>
              <text:p text:style-name="P7">Quais parcerias são importantes para o sucesso do projeto? (exemplo: produtores locais, fornecedores de insumos, transportadoras)</text:p>
            </text:list-item>
          </text:list>
        </text:list-item>
        <text:list-item>
          <text:p text:style-name="P8"><text:span text:style-name="Strong_20_Emphasis"><text:span text:style-name="T1">Estrutura de Custos:</text:span></text:span></text:p>
          <text:list>
            <text:list-item>
              <text:p text:style-name="P7">Quais são os principais custos envolvidos na operação do projeto? (exemplo: custos de produção, logística, marketing)</text:p>
            </text:list-item>
          </text:list>
        </text:list-item>
        <text:list-item>
          <text:p text:style-name="P8"><text:span text:style-name="Strong_20_Emphasis"><text:span text:style-name="T1">Diferenciais Competitivos:</text:span></text:span></text:p>
          <text:list>
            <text:list-item>
              <text:p text:style-name="P8">O que torna o projeto "Colheita Urbana" único em relação a outras opções disponíveis no mercado? (exemplo: agricultura sustentável, variedade de produtos, compromisso com a comunidade local)</text:p>
            </text:list-item>
          </text:list>
        </text:list-item>
      </text:list>
      <text:p text:style-name="P5">Lembre-se de que o Canvas da Proposta de Valor é uma ferramenta flexível e você pode ajustá-la de acordo com as necessidades específicas do seu projeto "Colheita Urbana". Preencha cada bloco <text:soft-page-break/>de forma clara e objetiva, destacando os pontos-chave que tornam seu projeto atraente para os clientes. Boa sorte com o desenvolvimento do seu projeto! Se precisar de mais ajuda, estou aqui para auxiliar.</text:p>
      <text:p text:style-name="P1"/>
      <text:p text:style-name="P1"/>
      <text:p text:style-name="P2">Clientes:</text:p>
      <text:p text:style-name="P12"><text:span text:style-name="Strong_20_Emphasis"><text:span text:style-name="T1">Moradores urbanos conscientes:</text:span></text:span></text:p>
      <text:list xml:id="list3801568043" text:style-name="L4">
        <text:list-item>
          <text:list>
            <text:list-item>
              <text:p text:style-name="P10">Pessoas que vivem em áreas urbanas e valorizam alimentos frescos, saudáveis e cultivados localmente. Eles podem estar preocupados com o impacto ambiental e social de suas escolhas alimentares.</text:p>
            </text:list-item>
          </text:list>
        </text:list-item>
        <text:list-item>
          <text:p text:style-name="P11"><text:span text:style-name="Strong_20_Emphasis"><text:span text:style-name="T1">Restaurantes e cafés locais:</text:span></text:span></text:p>
          <text:list>
            <text:list-item>
              <text:p text:style-name="P10">Estabelecimentos de alimentação fora do lar que buscam ingredientes frescos e de qualidade para preparar seus pratos. Eles podem valorizar a origem local dos alimentos e desejam apoiar a comunidade.</text:p>
            </text:list-item>
          </text:list>
        </text:list-item>
        <text:list-item>
          <text:p text:style-name="P11"><text:span text:style-name="Strong_20_Emphasis"><text:span text:style-name="T1">Mercados e mercearias locais:</text:span></text:span></text:p>
          <text:list>
            <text:list-item>
              <text:p text:style-name="P10">Pequenos mercados, lojas de produtos naturais e mercearias que desejam oferecer aos seus clientes alimentos frescos e cultivados localmente como parte de sua seleção.</text:p>
            </text:list-item>
          </text:list>
        </text:list-item>
        <text:list-item>
          <text:p text:style-name="P11"><text:span text:style-name="Strong_20_Emphasis"><text:span text:style-name="T1">Instituições educacionais e de saúde:</text:span></text:span></text:p>
          <text:list>
            <text:list-item>
              <text:p text:style-name="P10">Escolas, creches, hospitais e outras instituições que buscam fontes confiáveis de alimentos saudáveis para fornecer aos alunos, pacientes e funcionários.</text:p>
            </text:list-item>
          </text:list>
        </text:list-item>
        <text:list-item>
          <text:p text:style-name="P11"><text:span text:style-name="Strong_20_Emphasis"><text:span text:style-name="T1">Empresas e escritórios sustentáveis:</text:span></text:span></text:p>
          <text:list>
            <text:list-item>
              <text:p text:style-name="P10">Empresas com uma abordagem sustentável que procuram fornecer opções de lanches saudáveis e sustentáveis para seus funcionários.</text:p>
            </text:list-item>
          </text:list>
        </text:list-item>
        <text:list-item>
          <text:p text:style-name="P11"><text:span text:style-name="Strong_20_Emphasis"><text:span text:style-name="T1">Grupos comunitários e programas sociais:</text:span></text:span></text:p>
          <text:list>
            <text:list-item>
              <text:p text:style-name="P11">Organizações comunitárias que se preocupam com a segurança alimentar e podem se beneficiar de parcerias com o projeto "Colheita Urbana".</text:p>
            </text:list-item>
          </text:list>
        </text:list-item>
      </text:list>
      <text:p text:style-name="P2"/>
      <text:p text:style-name="P2"/>
      <text:p text:style-name="P2">Proposta de valor</text:p>
      <text:p text:style-name="P2"/>
      <text:p text:style-name="P12"><text:span text:style-name="Strong_20_Emphasis"><text:span text:style-name="T1">Acesso a alimentos frescos e saudáveis:</text:span></text:span> O projeto "Colheita Urbana" oferece aos clientes a oportunidade de ter acesso fácil a alimentos frescos e saudáveis cultivados localmente. Isso garante uma qualidade superior dos produtos, já que eles são colhidos no ponto ideal de maturação.</text:p>
      <text:list xml:id="list3587181301" text:style-name="L5">
        <text:list-item>
          <text:p text:style-name="P13"><text:soft-page-break/><text:span text:style-name="Strong_20_Emphasis"><text:span text:style-name="T1">Apoio aos produtores locais:</text:span></text:span> Ao apoiar o projeto, os clientes contribuem diretamente para a economia local, ajudando agricultores e produtores a prosperar. Isso fortalece a comunidade e incentiva práticas agrícolas sustentáveis.</text:p>
        </text:list-item>
        <text:list-item>
          <text:p text:style-name="P13"><text:span text:style-name="Strong_20_Emphasis"><text:span text:style-name="T1">Redução do desperdício alimentar:</text:span></text:span> O projeto "Colheita Urbana" pode ajudar a reduzir o desperdício alimentar, uma vez que os produtos são colhidos sob demanda, evitando estoques excessivos e perdas desnecessárias.</text:p>
        </text:list-item>
        <text:list-item>
          <text:p text:style-name="P13"><text:span text:style-name="Strong_20_Emphasis"><text:span text:style-name="T1">Conexão com a origem dos alimentos:</text:span></text:span> A proposta de valor destaca a transparência e a rastreabilidade dos alimentos oferecidos pelo projeto. Os clientes podem conhecer a origem exata dos produtos que consomem, criando uma relação mais próxima com o processo de cultivo.</text:p>
        </text:list-item>
        <text:list-item>
          <text:p text:style-name="P13"><text:span text:style-name="Strong_20_Emphasis"><text:span text:style-name="T1">Compromisso com a sustentabilidade:</text:span></text:span> O projeto enfatiza a agricultura urbana sustentável, usando práticas amigáveis ao meio ambiente, como agricultura orgânica, uso eficiente de recursos e redução da pegada de carbono.</text:p>
        </text:list-item>
        <text:list-item>
          <text:p text:style-name="P13"><text:span text:style-name="Strong_20_Emphasis"><text:span text:style-name="T1">Experiência educativa e interativa:</text:span></text:span> Além de oferecer produtos frescos, o projeto pode proporcionar uma experiência educativa aos clientes, com workshops, tours pelas áreas de cultivo e informações sobre agricultura e alimentação saudável.</text:p>
        </text:list-item>
        <text:list-item>
          <text:p text:style-name="P13"><text:span text:style-name="Strong_20_Emphasis"><text:span text:style-name="T1">Comunidade engajada:</text:span></text:span> Ao participar do projeto "Colheita Urbana", os clientes se tornam parte de uma comunidade engajada que valoriza alimentos de qualidade e o impacto positivo na sociedade e no meio ambiente.</text:p>
        </text:list-item>
        <text:list-item>
          <text:p text:style-name="P13"><text:span text:style-name="Strong_20_Emphasis"><text:span text:style-name="T1">Variedade de produtos sazonais:</text:span></text:span> A proposta de valor pode incluir uma ampla variedade de produtos sazonais disponíveis, o que atrai clientes em busca de novas opções para suas refeições.</text:p>
        </text:list-item>
        <text:list-item>
          <text:p text:style-name="P13"><text:span text:style-name="Strong_20_Emphasis"><text:span text:style-name="T1">Conveniência na compra e entrega:</text:span></text:span> O projeto pode oferecer opções de compra e entrega convenientes, tornando mais fácil para os clientes adquirirem os produtos frescos sem sair de casa.</text:p>
        </text:list-item>
      </text:list>
      <text:p text:style-name="P5">É essencial que a Proposta de Valor seja clara, concisa e focada nos benefícios reais que o projeto "Colheita Urbana" proporciona aos clientes. Essa mensagem deve ser consistente em todas as suas comunicações de marketing, incluindo o site, redes sociais, materiais impressos e interações pessoais com os clientes.</text:p>
      <text:p text:style-name="P5">Lembre-se de que a Proposta de Valor pode evoluir ao longo do tempo, com base no feedback dos clientes e nas mudanças no mercado. Portanto, é fundamental acompanhar as necessidades e expectativas dos clientes para garantir que a proposta permaneça relevante e atraente.</text:p>
      <text:p text:style-name="P2"/>
      <text:p text:style-name="P2"/>
      <text:p text:style-name="P2">Canais:</text:p>
      <text:p text:style-name="P2"/>
      <text:p text:style-name="P12"><text:span text:style-name="Strong_20_Emphasis"><text:span text:style-name="T1">Feiras e Mercados Locais:</text:span></text:span> Participar de feiras e mercados locais é uma ótima maneira de interagir diretamente com os clientes e oferecer produtos frescos. <text:soft-page-break/>Esses eventos são populares entre consumidores que valorizam a compra de alimentos direto dos produtores.</text:p>
      <text:list xml:id="list3943512547" text:style-name="L6">
        <text:list-item>
          <text:p text:style-name="P14"><text:span text:style-name="Strong_20_Emphasis"><text:span text:style-name="T1">Loja Online e Entrega em Domicílio:</text:span></text:span> Criar uma plataforma de e-commerce para vender os produtos do "Colheita Urbana" e oferecer entrega em domicílio pode atrair clientes que preferem a comodidade de fazer compras online.</text:p>
        </text:list-item>
        <text:list-item>
          <text:p text:style-name="P14"><text:span text:style-name="Strong_20_Emphasis"><text:span text:style-name="T1">Assinaturas e Programas de Fidelidade:</text:span></text:span> Oferecer assinaturas de produtos ou programas de fidelidade pode incentivar clientes a fazerem compras regulares e estabelecer uma base sólida de clientes fiéis.</text:p>
        </text:list-item>
        <text:list-item>
          <text:p text:style-name="P14"><text:span text:style-name="Strong_20_Emphasis"><text:span text:style-name="T1">Redes Sociais e Marketing Digital:</text:span></text:span> Utilizar as redes sociais, como o Instagram, para divulgar o projeto, compartilhar fotos atrativas dos produtos e interagir com os seguidores pode ampliar o alcance da proposta de valor.</text:p>
        </text:list-item>
        <text:list-item>
          <text:p text:style-name="P14"><text:span text:style-name="Strong_20_Emphasis"><text:span text:style-name="T1">Parcerias com Restaurantes e Cafés:</text:span></text:span> Estabelecer parcerias com restaurantes e cafés locais pode abrir oportunidades para fornecer os produtos do "Colheita Urbana" diretamente aos seus clientes, ampliando o mercado potencial.</text:p>
        </text:list-item>
        <text:list-item>
          <text:p text:style-name="P14"><text:span text:style-name="Strong_20_Emphasis"><text:span text:style-name="T1">Pontos de Venda Físicos:</text:span></text:span> Além de participar de feiras, considerar a possibilidade de ter pontos de venda físicos em locais estratégicos, como em mercados, lojas de produtos naturais ou até mesmo em uma loja própria, se viável.</text:p>
        </text:list-item>
        <text:list-item>
          <text:p text:style-name="P14"><text:span text:style-name="Strong_20_Emphasis"><text:span text:style-name="T1">Eventos e Workshops:</text:span></text:span> Promover eventos e workshops sobre agricultura urbana, alimentação saudável e sustentabilidade pode criar engajamento com a comunidade e atrair novos clientes.</text:p>
        </text:list-item>
        <text:list-item>
          <text:p text:style-name="P14"><text:span text:style-name="Strong_20_Emphasis"><text:span text:style-name="T1">Parcerias com Instituições e Empresas:</text:span></text:span> Estabelecer parcerias com escolas, hospitais, empresas e outras instituições pode abrir oportunidades para fornecer produtos frescos e saudáveis em grande quantidade.</text:p>
        </text:list-item>
        <text:list-item>
          <text:p text:style-name="P14"><text:span text:style-name="Strong_20_Emphasis"><text:span text:style-name="T1">Marketing de Influência:</text:span></text:span> Trabalhar com influenciadores locais que compartilhem valores alinhados com o projeto pode ajudar a aumentar a visibilidade e a credibilidade da iniciativa.</text:p>
        </text:list-item>
      </text:list>
      <text:p text:style-name="P5">É essencial escolher os canais mais adequados para o público-alvo do "Colheita Urbana". Por exemplo, se o projeto tem como foco principal os moradores urbanos conscientes, as redes sociais e o marketing digital podem ser canais muito efetivos. Por outro lado, se a proposta é direcionada mais para parcerias comerciais e instituições, a abordagem pode ser diferente.</text:p>
      <text:p text:style-name="P5">Além disso, uma abordagem multicanal pode ser uma estratégia interessante, pois ela permite atingir diferentes segmentos de clientes e diversificar as formas de distribuição dos produtos. Monitore e avalie regularmente a eficácia dos canais escolhidos para garantir que eles estejam alcançando os resultados desejados e ajuste sua estratégia conforme necessário.</text:p>
      <text:p text:style-name="P2"/>
      <text:p text:style-name="P3">Relacionamento com o Cliente:</text:p>
      <text:p text:style-name="P3"/>
      <text:p text:style-name="P16"><text:span text:style-name="Strong_20_Emphasis"><text:span text:style-name="T1">Atendimento ao Cliente Personalizado:</text:span></text:span> Ofereça um atendimento personalizado e atencioso. Responda às dúvidas, sugestões e <text:soft-page-break/>reclamações dos clientes de forma rápida e eficiente, demonstrando interesse genuíno em ajudá-los.</text:p>
      <text:list xml:id="list262315221" text:style-name="L7">
        <text:list-item>
          <text:p text:style-name="P15"><text:span text:style-name="Strong_20_Emphasis"><text:span text:style-name="T1">Comunicação Proativa:</text:span></text:span> Mantenha os clientes informados sobre novos produtos, eventos, promoções e atualizações relacionadas ao projeto "Colheita Urbana". Isso pode ser feito através de e-mails, newsletters, redes sociais e outros canais de comunicação.</text:p>
        </text:list-item>
        <text:list-item>
          <text:p text:style-name="P15"><text:span text:style-name="Strong_20_Emphasis"><text:span text:style-name="T1">Feedback e Pesquisas de Satisfação:</text:span></text:span> Busque regularmente o feedback dos clientes sobre suas experiências com o projeto. Realize pesquisas de satisfação para identificar pontos fortes e áreas de melhoria.</text:p>
        </text:list-item>
        <text:list-item>
          <text:p text:style-name="P15"><text:span text:style-name="Strong_20_Emphasis"><text:span text:style-name="T1">Programa de Fidelidade:</text:span></text:span> Considere implementar um programa de fidelidade para recompensar clientes frequentes e incentivar a repetição de compras.</text:p>
        </text:list-item>
        <text:list-item>
          <text:p text:style-name="P15"><text:span text:style-name="Strong_20_Emphasis"><text:span text:style-name="T1">Eventos e Envolvimento da Comunidade:</text:span></text:span> Promova eventos e atividades que envolvam os clientes, como dias de colheita, workshops, demonstrações culinárias e outros encontros com a comunidade.</text:p>
        </text:list-item>
        <text:list-item>
          <text:p text:style-name="P15"><text:span text:style-name="Strong_20_Emphasis"><text:span text:style-name="T1">Resposta a Emergências e Problemas:</text:span></text:span> Em casos de problemas, como condições climáticas adversas ou outros eventos imprevistos que possam afetar a colheita ou entrega, mantenha os clientes informados e ofereça soluções alternativas.</text:p>
        </text:list-item>
        <text:list-item>
          <text:p text:style-name="P15"><text:span text:style-name="Strong_20_Emphasis"><text:span text:style-name="T1">Educação e Conscientização:</text:span></text:span> Eduque os clientes sobre os benefícios da agricultura urbana, da alimentação saudável e da sustentabilidade, mostrando o impacto positivo que o projeto traz para a comunidade e o meio ambiente.</text:p>
        </text:list-item>
        <text:list-item>
          <text:p text:style-name="P15"><text:span text:style-name="Strong_20_Emphasis"><text:span text:style-name="T1">Acompanhamento pós-venda:</text:span></text:span> Após a venda, continue o relacionamento com os clientes, enviando agradecimentos, acompanhando a satisfação com os produtos e incentivando-os a compartilhar suas experiências.</text:p>
        </text:list-item>
        <text:list-item>
          <text:p text:style-name="P15"><text:span text:style-name="Strong_20_Emphasis"><text:span text:style-name="T1">Incentivo ao Engajamento:</text:span></text:span> Incentive os clientes a compartilharem suas experiências nas redes sociais, marcando o projeto "Colheita Urbana" e usando hashtags específicas.</text:p>
        </text:list-item>
        <text:list-item>
          <text:p text:style-name="P15"><text:span text:style-name="Strong_20_Emphasis"><text:span text:style-name="T1">Ofertas Personalizadas:</text:span></text:span> Utilize os dados dos clientes para oferecer ofertas e produtos personalizados, levando em conta suas preferências e necessidades específicas.</text:p>
        </text:list-item>
      </text:list>
      <text:p text:style-name="P5">Lembre-se de que cada cliente é único, portanto, é importante tratar cada interação como uma oportunidade para construir um relacionamento de confiança e empatia. Um bom Relacionamento com o Cliente não apenas garante a satisfação dos clientes existentes, mas também pode atrair novos clientes através do boca a boca positivo e da reputação positiva do projeto "Colheita Urbana" na comunidade.</text:p>
      <text:p text:style-name="P3"/>
      <text:p text:style-name="P4">Fontes de Receita:</text:p>
      <text:p text:style-name="P4"/>
      <text:p text:style-name="P17"><text:span text:style-name="Strong_20_Emphasis"><text:span text:style-name="T1">Venda Direta de Produtos Agrícolas:</text:span></text:span> A principal fonte de receita para o projeto "Colheita Urbana" será a venda direta de produtos agrícolas cultivados localmente. Isso inclui frutas, verduras, legumes, ervas e outros itens colhidos na propriedade do projeto.</text:p>
      <text:list xml:id="list4144840950" text:style-name="L8">
        <text:list-item>
          <text:p text:style-name="P20"><text:soft-page-break/><text:span text:style-name="Strong_20_Emphasis"><text:span text:style-name="T1">Assinaturas e Pacotes Personalizados:</text:span></text:span> Oferecer assinaturas semanais ou mensais de produtos agrícolas pode garantir um fluxo de receita constante. Além disso, considere a possibilidade de oferecer pacotes personalizados para atender às necessidades específicas dos clientes.</text:p>
        </text:list-item>
        <text:list-item>
          <text:p text:style-name="P20"><text:span text:style-name="Strong_20_Emphasis"><text:span text:style-name="T1">Venda para Restaurantes e Estabelecimentos Comerciais:</text:span></text:span> Estabelecer parcerias com restaurantes, cafés, mercados e lojas locais pode ser uma fonte adicional de receita. Esses estabelecimentos podem adquirir os produtos do projeto para utilizá-los em seus cardápios e vendê-los aos seus clientes.</text:p>
        </text:list-item>
        <text:list-item>
          <text:p text:style-name="P20"><text:span text:style-name="Strong_20_Emphasis"><text:span text:style-name="T1">Eventos e Workshops Pagos:</text:span></text:span> Organizar eventos, workshops ou atividades educativas pode ser uma maneira de gerar receita adicional. Os participantes podem pagar para participar de experiências relacionadas à agricultura urbana, alimentação saudável e sustentabilidade.</text:p>
        </text:list-item>
        <text:list-item>
          <text:p text:style-name="P20"><text:span text:style-name="Strong_20_Emphasis"><text:span text:style-name="T1">Produtos Processados ou de Valor Agregado:</text:span></text:span> Além de vender produtos in natura, considerar a possibilidade de processar alguns itens, como compotas, molhos ou produtos de panificação, agregando valor aos produtos e possibilitando preços mais elevados.</text:p>
        </text:list-item>
        <text:list-item>
          <text:p text:style-name="P20"><text:span text:style-name="Strong_20_Emphasis"><text:span text:style-name="T1">Parcerias Comerciais e Patrocínios:</text:span></text:span> Buscar parcerias com empresas e organizações que valorizem a agricultura urbana e a sustentabilidade pode trazer recursos adicionais por meio de patrocínios ou apoios financeiros.</text:p>
        </text:list-item>
        <text:list-item>
          <text:p text:style-name="P20"><text:span text:style-name="Strong_20_Emphasis"><text:span text:style-name="T1">Cursos Online e Conteúdo Premium:</text:span></text:span> Criar cursos online ou disponibilizar conteúdo premium sobre agricultura urbana e alimentação saudável pode ser uma maneira de monetizar o conhecimento e expertise do projeto.</text:p>
        </text:list-item>
        <text:list-item>
          <text:p text:style-name="P20"><text:span text:style-name="Strong_20_Emphasis"><text:span text:style-name="T1">Doações e Financiamento Coletivo:</text:span></text:span> Dependendo da natureza do projeto, também é possível receber doações ou recorrer a plataformas de financiamento coletivo para arrecadar fundos para iniciativas específicas ou expansões do projeto.</text:p>
        </text:list-item>
      </text:list>
      <text:p text:style-name="P5">É importante diversificar as fontes de receita para tornar o projeto "Colheita Urbana" mais resiliente e sustentável financeiramente. No entanto, ao diversificar, é fundamental garantir que as novas atividades estejam alinhadas com a missão e os valores do projeto, para que não haja dispersão ou conflito com a proposta de valor central. Além disso, acompanhe de perto o desempenho de cada fonte de receita e faça ajustes conforme necessário para otimizar os resultados financeiros do projeto.</text:p>
      <text:p text:style-name="P4"/>
      <text:p text:style-name="P4"/>
      <text:p text:style-name="P4">Recursos Principais:</text:p>
      <text:p text:style-name="P4"/>
      <text:p text:style-name="P17"><text:span text:style-name="Strong_20_Emphasis"><text:span text:style-name="T1">Áreas de Cultivo:</text:span></text:span> O principal recurso para o projeto "Colheita Urbana" são as áreas de cultivo. Isso pode incluir terrenos urbanos, canteiros elevados, estufas ou outros espaços adequados para o plantio de alimentos.</text:p>
      <text:list xml:id="list3307875036" text:style-name="L9">
        <text:list-item>
          <text:p text:style-name="P21"><text:span text:style-name="Strong_20_Emphasis"><text:span text:style-name="T1">Sementes e Mudas:</text:span></text:span> Recursos para a aquisição de sementes e mudas de plantas são essenciais para iniciar o processo de cultivo. Investir em variedades adequadas ao ambiente urbano e à demanda dos clientes é importante.</text:p>
        </text:list-item>
        <text:list-item>
          <text:p text:style-name="P21"><text:soft-page-break/><text:span text:style-name="Strong_20_Emphasis"><text:span text:style-name="T1">Mão de Obra:</text:span></text:span> O projeto exigirá uma equipe de agricultores e colaboradores que serão responsáveis pelo plantio, cuidado das plantas, colheita e outras atividades agrícolas.</text:p>
        </text:list-item>
        <text:list-item>
          <text:p text:style-name="P21"><text:span text:style-name="Strong_20_Emphasis"><text:span text:style-name="T1">Equipamentos Agrícolas:</text:span></text:span> Dependendo do tamanho e escala do projeto, podem ser necessários equipamentos agrícolas como ferramentas de jardinagem, irrigação, tratores compactos ou até mesmo máquinas específicas para processamento de alimentos.</text:p>
        </text:list-item>
        <text:list-item>
          <text:p text:style-name="P21"><text:span text:style-name="Strong_20_Emphasis"><text:span text:style-name="T1">Insumos Agrícolas:</text:span></text:span> Insumos como adubos orgânicos, fertilizantes, pesticidas naturais e materiais de cultivo são fundamentais para garantir o crescimento saudável das plantas.</text:p>
        </text:list-item>
        <text:list-item>
          <text:p text:style-name="P21"><text:span text:style-name="Strong_20_Emphasis"><text:span text:style-name="T1">Sistema de Irrigação:</text:span></text:span> Um sistema de irrigação adequado é essencial para fornecer água de maneira eficiente e regular às plantas, especialmente em ambientes urbanos onde a disponibilidade de água pode ser mais limitada.</text:p>
        </text:list-item>
        <text:list-item>
          <text:p text:style-name="P21"><text:span text:style-name="Strong_20_Emphasis"><text:span text:style-name="T1">Infraestrutura de Armazenamento:</text:span></text:span> Para garantir a qualidade e a conservação dos produtos colhidos, é necessário possuir uma infraestrutura adequada de armazenamento, como câmaras frias ou depósitos refrigerados.</text:p>
        </text:list-item>
        <text:list-item>
          <text:p text:style-name="P21"><text:span text:style-name="Strong_20_Emphasis"><text:span text:style-name="T1">Logística de Entrega:</text:span></text:span> Se o projeto oferecer entregas diretas aos clientes ou parceiros, será necessário ter uma logística de entrega eficiente para garantir que os produtos cheguem em boas condições e no prazo adequado.</text:p>
        </text:list-item>
        <text:list-item>
          <text:p text:style-name="P21"><text:span text:style-name="Strong_20_Emphasis"><text:span text:style-name="T1">Tecnologia e Sistemas de Gestão:</text:span></text:span> Utilizar tecnologias para gerir o cultivo, o inventário, a gestão dos clientes, a contabilidade e outros aspectos do projeto pode facilitar o trabalho e melhorar a eficiência.</text:p>
        </text:list-item>
        <text:list-item>
          <text:p text:style-name="P21"><text:span text:style-name="Strong_20_Emphasis"><text:span text:style-name="T1">Conhecimento Agrícola:</text:span></text:span> Contar com especialistas ou consultores em agricultura urbana é importante para garantir as melhores práticas agrícolas, otimizando a produtividade e a qualidade dos produtos.</text:p>
        </text:list-item>
        <text:list-item>
          <text:p text:style-name="P21"><text:span text:style-name="Strong_20_Emphasis"><text:span text:style-name="T1">Capacitação e Educação:</text:span></text:span> Investir na capacitação e educação da equipe de trabalho é crucial para manter uma operação eficiente e atualizada com as melhores técnicas agrícolas.</text:p>
        </text:list-item>
      </text:list>
      <text:p text:style-name="P5">Garantir a disponibilidade e o bom gerenciamento desses Recursos Principais é fundamental para o sucesso do projeto "Colheita Urbana". Além disso, é importante considerar a sustentabilidade e a eficiência no uso desses recursos, procurando práticas agrícolas responsáveis e estratégias para minimizar o desperdício e otimizar a produção.</text:p>
      <text:p text:style-name="P4"/>
      <text:p text:style-name="P4"/>
      <text:p text:style-name="P4">Atividades Chaves:</text:p>
      <text:p text:style-name="P4"/>
      <text:p text:style-name="P17"><text:span text:style-name="Strong_20_Emphasis"><text:span text:style-name="T1">Preparação do Solo e Plantio:</text:span></text:span> Essa atividade engloba o preparo adequado do solo para o cultivo, incluindo a adição de nutrientes, o controle de pragas e a escolha das melhores áreas para o plantio. O plantio das sementes e mudas também é parte essencial dessa etapa.</text:p>
      <text:list xml:id="list3210032095" text:style-name="L10">
        <text:list-item>
          <text:p text:style-name="P22"><text:span text:style-name="Strong_20_Emphasis"><text:span text:style-name="T1">Cuidados Diários com as Plantas:</text:span></text:span> Monitorar e cuidar diariamente das plantas é fundamental para garantir o crescimento saudável e a produtividade das culturas. Isso inclui irrigação, controle de pragas, adubação e poda, quando necessário.</text:p>
        </text:list-item>
        <text:list-item>
          <text:p text:style-name="P22"><text:soft-page-break/><text:span text:style-name="Strong_20_Emphasis"><text:span text:style-name="T1">Colheita e Seleção dos Produtos:</text:span></text:span> Realizar a colheita dos produtos no momento ideal de maturação é uma atividade crucial para garantir a qualidade dos alimentos. Além disso, é importante selecionar cuidadosamente os produtos para oferecer aos clientes apenas itens de alta qualidade.</text:p>
        </text:list-item>
        <text:list-item>
          <text:p text:style-name="P22"><text:span text:style-name="Strong_20_Emphasis"><text:span text:style-name="T1">Processamento de Produtos (Opcional):</text:span></text:span> Caso o projeto processe alguns produtos, como a produção de compotas, molhos ou produtos embalados, é importante ter atividades dedicadas ao processamento e embalagem dos alimentos.</text:p>
        </text:list-item>
        <text:list-item>
          <text:p text:style-name="P22"><text:span text:style-name="Strong_20_Emphasis"><text:span text:style-name="T1">Logística e Entrega:</text:span></text:span> Se o projeto "Colheita Urbana" oferecer serviços de entrega, a logística de transporte e entrega dos produtos deve ser uma atividade bem planejada e eficiente para garantir que os alimentos cheguem em perfeitas condições aos clientes.</text:p>
        </text:list-item>
        <text:list-item>
          <text:p text:style-name="P22"><text:span text:style-name="Strong_20_Emphasis"><text:span text:style-name="T1">Gestão de Estoque e Inventário:</text:span></text:span> Manter um controle adequado do estoque de produtos e dos insumos agrícolas é importante para garantir a disponibilidade dos produtos e evitar desperdícios.</text:p>
        </text:list-item>
        <text:list-item>
          <text:p text:style-name="P22"><text:span text:style-name="Strong_20_Emphasis"><text:span text:style-name="T1">Marketing e Comunicação:</text:span></text:span> Promover o projeto "Colheita Urbana" e suas atividades é essencial para atrair clientes e criar conscientização sobre os alimentos frescos e sustentáveis oferecidos.</text:p>
        </text:list-item>
        <text:list-item>
          <text:p text:style-name="P22"><text:span text:style-name="Strong_20_Emphasis"><text:span text:style-name="T1">Relacionamento com Clientes:</text:span></text:span> Estabelecer e manter um relacionamento positivo com os clientes é uma atividade-chave para garantir a satisfação do cliente e a fidelidade à marca.</text:p>
        </text:list-item>
        <text:list-item>
          <text:p text:style-name="P22"><text:span text:style-name="Strong_20_Emphasis"><text:span text:style-name="T1">Capacitação e Treinamento:</text:span></text:span> Garantir que a equipe envolvida no projeto tenha o treinamento adequado em práticas agrícolas, atendimento ao cliente e outras habilidades relevantes.</text:p>
        </text:list-item>
        <text:list-item>
          <text:p text:style-name="P22"><text:span text:style-name="Strong_20_Emphasis"><text:span text:style-name="T1">Monitoramento e Avaliação:</text:span></text:span> Realizar o monitoramento constante das atividades, analisar os resultados e avaliar o desempenho do projeto são atividades cruciais para aprimorar as operações e garantir a eficácia.</text:p>
        </text:list-item>
        <text:list-item>
          <text:p text:style-name="P22"><text:span text:style-name="Strong_20_Emphasis"><text:span text:style-name="T1">Pesquisa e Inovação:</text:span></text:span> Investir em pesquisa e inovação é importante para identificar novas técnicas agrícolas, aprimorar a produção e desenvolver novos produtos ou abordagens.</text:p>
        </text:list-item>
      </text:list>
      <text:p text:style-name="P5">Essas são apenas algumas das Atividades-Chave relevantes para um projeto de agricultura urbana como o "Colheita Urbana". Cada uma dessas atividades deve ser planejada e executada com atenção aos detalhes e à qualidade, garantindo que todo o processo seja eficiente e alinhado com a proposta de valor do projeto. A coordenação e o trabalho em equipe são essenciais para que todas essas atividades sejam bem-sucedidas e contribuam para o crescimento e a sustentabilidade do projeto.</text:p>
      <text:list xml:id="list94954682474926" text:continue-list="list3240571750" text:style-name="L3">
        <text:list-header>
          <text:p text:style-name="P19"><text:span text:style-name="Strong_20_Emphasis"><text:span text:style-name="T1">Parcerias-Chave:</text:span></text:span></text:p>
        </text:list-header>
      </text:list>
      <text:p text:style-name="P18"><text:span text:style-name="Strong_20_Emphasis"><text:span text:style-name="T1">Fornecedores de Insumos Agrícolas:</text:span></text:span><text:span text:style-name="Strong_20_Emphasis"> Estabelecer parcerias com fornecedores de sementes, mudas, fertilizantes orgânicos, pesticidas naturais e outros insumos agrícolas é importante para garantir a qualidade dos produtos cultivados.</text:span></text:p>
      <text:list xml:id="list1722900330" text:style-name="L11">
        <text:list-item>
          <text:p text:style-name="P24"><text:soft-page-break/><text:span text:style-name="Strong_20_Emphasis"><text:span text:style-name="T1">Restaurantes e Cafés Locais:</text:span></text:span> Parcerias com restaurantes, cafés e estabelecimentos gastronômicos podem ser benéficas para fornecer os produtos frescos do "Colheita Urbana" diretamente aos seus clientes, aumentando a visibilidade do projeto.</text:p>
        </text:list-item>
        <text:list-item>
          <text:p text:style-name="P24"><text:span text:style-name="Strong_20_Emphasis"><text:span text:style-name="T1">Mercados e Mercearias:</text:span></text:span> Parcerias com mercados, lojas de produtos naturais e mercearias locais podem ajudar a ampliar o alcance do projeto e oferecer mais opções de distribuição aos clientes.</text:p>
        </text:list-item>
        <text:list-item>
          <text:p text:style-name="P24"><text:span text:style-name="Strong_20_Emphasis"><text:span text:style-name="T1">Instituições Educacionais e de Saúde:</text:span></text:span> Parcerias com escolas, hospitais e outras instituições podem fornecer oportunidades para o projeto fornecer alimentos frescos e saudáveis, além de realizar atividades educacionais.</text:p>
        </text:list-item>
        <text:list-item>
          <text:p text:style-name="P24"><text:span text:style-name="Strong_20_Emphasis"><text:span text:style-name="T1">Empresas Sustentáveis e Responsabilidade Social:</text:span></text:span> Colaborar com empresas e organizações com compromissos de sustentabilidade e responsabilidade social pode fortalecer a reputação do projeto e atrair um público-alvo alinhado aos valores do "Colheita Urbana".</text:p>
        </text:list-item>
        <text:list-item>
          <text:p text:style-name="P24"><text:span text:style-name="Strong_20_Emphasis"><text:span text:style-name="T1">Organizações Comunitárias:</text:span></text:span> Parcerias com organizações comunitárias e grupos de interesse podem ajudar a promover o projeto, engajar a comunidade local e trabalhar em prol de objetivos comuns.</text:p>
        </text:list-item>
        <text:list-item>
          <text:p text:style-name="P24"><text:span text:style-name="Strong_20_Emphasis"><text:span text:style-name="T1">Instituições de Pesquisa e Desenvolvimento:</text:span></text:span> Colaborar com instituições de pesquisa pode fornecer acesso a novas técnicas agrícolas, inovações e conhecimentos para melhorar a produção e a sustentabilidade do projeto.</text:p>
        </text:list-item>
        <text:list-item>
          <text:p text:style-name="P24"><text:span text:style-name="Strong_20_Emphasis"><text:span text:style-name="T1">Empresas de Logística:</text:span></text:span> Se o projeto oferecer serviços de entrega, parcerias com empresas de logística podem ser fundamentais para garantir uma distribuição eficiente e oportuna dos produtos.</text:p>
        </text:list-item>
        <text:list-item>
          <text:p text:style-name="P24"><text:span text:style-name="Strong_20_Emphasis"><text:span text:style-name="T1">Influenciadores e Blogueiros:</text:span></text:span> Parcerias com influenciadores e blogueiros locais que compartilham interesses e valores com o projeto podem aumentar a visibilidade e a credibilidade do "Colheita Urbana" nas redes sociais e mídias digitais.</text:p>
        </text:list-item>
        <text:list-item>
          <text:p text:style-name="P24"><text:span text:style-name="Strong_20_Emphasis"><text:span text:style-name="T1">Órgãos Governamentais e Instituições Públicas:</text:span></text:span> Parcerias com órgãos governamentais e instituições públicas podem abrir portas para financiamentos, subsídios e apoio institucional, especialmente em iniciativas de agricultura urbana e sustentabilidade.</text:p>
        </text:list-item>
      </text:list>
      <text:p text:style-name="P5">As Parcerias-Chave podem variar de acordo com a localização do projeto, seus objetivos específicos e a disponibilidade de entidades e organizações na região. É importante estabelecer parcerias com base em objetivos mútuos claros e benefícios compartilhados, garantindo que ambas as partes estejam comprometidas e engajadas na colaboração. Manter uma comunicação aberta e transparente com as Parcerias-Chave é fundamental para fortalecer essas relações e garantir o sucesso do projeto "Colheita Urbana".</text:p>
      <text:list xml:id="list94953294694971" text:continue-list="list94954682474926" text:style-name="L3">
        <text:list-header>
          <text:p text:style-name="P9"><text:span text:style-name="Strong_20_Emphasis"><text:span text:style-name="T1">Estrutura de Custos:</text:span></text:span></text:p>
        </text:list-header>
      </text:list>
      <text:p text:style-name="P23"><text:span text:style-name="Strong_20_Emphasis"><text:span text:style-name="T1">Custos de Produção Agrícola:</text:span></text:span><text:span text:style-name="Strong_20_Emphasis"> Inclui os custos relacionados ao cultivo de alimentos, como aquisição de sementes, mudas, fertilizantes, pesticidas naturais, substratos e materiais de cultivo.</text:span></text:p>
      <text:list xml:id="list2023883179" text:style-name="L12">
        <text:list-item>
          <text:p text:style-name="P25"><text:soft-page-break/><text:span text:style-name="Strong_20_Emphasis"><text:span text:style-name="T1">Mão de Obra:</text:span></text:span> Compreende os custos de remuneração da equipe de agricultores e colaboradores envolvidos nas atividades diárias do projeto.</text:p>
        </text:list-item>
        <text:list-item>
          <text:p text:style-name="P25"><text:span text:style-name="Strong_20_Emphasis"><text:span text:style-name="T1">Insumos e Equipamentos Agrícolas:</text:span></text:span> Considera os gastos com insumos agrícolas, como ferramentas de jardinagem, equipamentos de irrigação, tratores compactos e outros itens essenciais para o cultivo.</text:p>
        </text:list-item>
        <text:list-item>
          <text:p text:style-name="P25"><text:span text:style-name="Strong_20_Emphasis"><text:span text:style-name="T1">Logística e Transporte:</text:span></text:span> Inclui os custos associados à logística de entrega, se o projeto oferecer serviços de entrega direta aos clientes ou parceiros.</text:p>
        </text:list-item>
        <text:list-item>
          <text:p text:style-name="P25"><text:span text:style-name="Strong_20_Emphasis"><text:span text:style-name="T1">Marketing e Publicidade:</text:span></text:span> Compreende os gastos relacionados à divulgação do projeto "Colheita Urbana", como campanhas de marketing, materiais promocionais e atividades de relações públicas.</text:p>
        </text:list-item>
        <text:list-item>
          <text:p text:style-name="P25"><text:span text:style-name="Strong_20_Emphasis"><text:span text:style-name="T1">Gestão e Administração:</text:span></text:span> Inclui os custos associados à gestão geral do projeto, como despesas administrativas, contabilidade, seguros e outras atividades de gerenciamento.</text:p>
        </text:list-item>
        <text:list-item>
          <text:p text:style-name="P25"><text:span text:style-name="Strong_20_Emphasis"><text:span text:style-name="T1">Manutenção e Reparos:</text:span></text:span> Considera os custos de manutenção e reparos das áreas de cultivo, equipamentos agrícolas e infraestrutura do projeto.</text:p>
        </text:list-item>
        <text:list-item>
          <text:p text:style-name="P25"><text:span text:style-name="Strong_20_Emphasis"><text:span text:style-name="T1">Custos de Energia e Água:</text:span></text:span> Inclui os gastos com energia elétrica e água necessários para o funcionamento das áreas de cultivo, sistemas de irrigação e outras atividades operacionais.</text:p>
        </text:list-item>
        <text:list-item>
          <text:p text:style-name="P25"><text:span text:style-name="Strong_20_Emphasis"><text:span text:style-name="T1">Capacitação e Treinamento:</text:span></text:span> Compreende os custos associados à capacitação e treinamento da equipe para aprimorar as habilidades e conhecimentos em práticas agrícolas, atendimento ao cliente, entre outros.</text:p>
        </text:list-item>
        <text:list-item>
          <text:p text:style-name="P25"><text:span text:style-name="Strong_20_Emphasis"><text:span text:style-name="T1">Pesquisa e Desenvolvimento:</text:span></text:span> Considera os investimentos em pesquisa e desenvolvimento para inovações, novas técnicas agrícolas e melhorias contínuas no projeto.</text:p>
        </text:list-item>
        <text:list-item>
          <text:p text:style-name="P25"><text:span text:style-name="Strong_20_Emphasis"><text:span text:style-name="T1">Custos Legais e Regulatórios:</text:span></text:span> Inclui os gastos associados a consultorias legais, certificações, licenças e conformidade com regulamentações aplicáveis.</text:p>
        </text:list-item>
        <text:list-item>
          <text:p text:style-name="P25"><text:span text:style-name="Strong_20_Emphasis"><text:span text:style-name="T1">Custos de Parcerias e Colaborações:</text:span></text:span> Considera os custos de manutenção de parcerias-chave, como acordos de distribuição ou cooperação com outras entidades.</text:p>
        </text:list-item>
      </text:list>
      <text:p text:style-name="P26">É importante gerenciar cuidadosamente a Estrutura de Custos para garantir que o projeto "Colheita Urbana" seja financeiramente sustentável. Monitorar regularmente os gastos e buscar maneiras de otimizar os custos pode ajudar a maximizar a eficiência operacional. Além disso, realizar projeções financeiras e cenários hipotéticos pode ser útil para identificar potenciais riscos e oportunidades para o projeto. Uma boa gestão dos custos é fundamental para garantir a longevidade e o sucesso do projeto de agricultura urbana.</text:p>
      <text:p text:style-name="P26"><text:span text:style-name="Strong_20_Emphasis"><text:span text:style-name="T1"/></text:span></text:p>
      <text:p text:style-name="P26"><text:span text:style-name="Strong_20_Emphasis"><text:span text:style-name="T1">Diferenciais Competitivos:</text:span></text:span></text:p>
      <text:p text:style-name="P26"><text:span text:style-name="Strong_20_Emphasis"><text:span text:style-name="T1">Produtos Frescos e Locais:</text:span></text:span><text:span text:style-name="Strong_20_Emphasis"> O principal diferencial competitivo do projeto é a oferta de alimentos frescos e cultivados localmente. Essa abordagem destaca a qualidade superior dos produtos em relação aos alimentos industrializados ou importados.</text:span></text:p>
      <text:list xml:id="list3347427610" text:style-name="L13">
        <text:list-item>
          <text:p text:style-name="P27"><text:soft-page-break/><text:span text:style-name="Strong_20_Emphasis"><text:span text:style-name="T1">Sustentabilidade e Responsabilidade Ambiental:</text:span></text:span> O compromisso com práticas agrícolas sustentáveis e responsabilidade ambiental é um diferencial que atrai clientes preocupados com o meio ambiente e a pegada de carbono.</text:p>
        </text:list-item>
        <text:list-item>
          <text:p text:style-name="P27"><text:span text:style-name="Strong_20_Emphasis"><text:span text:style-name="T1">Transparência e Rastreabilidade:</text:span></text:span> Oferecer aos clientes informações detalhadas sobre a origem dos alimentos e o processo de cultivo, criando um nível de transparência e rastreabilidade, pode gerar confiança e credibilidade.</text:p>
        </text:list-item>
        <text:list-item>
          <text:p text:style-name="P27"><text:span text:style-name="Strong_20_Emphasis"><text:span text:style-name="T1">Conexão com a Comunidade:</text:span></text:span> O projeto pode se diferenciar ao criar uma forte conexão com a comunidade local, envolvendo os clientes em atividades educativas e eventos relacionados à agricultura urbana.</text:p>
        </text:list-item>
        <text:list-item>
          <text:p text:style-name="P27"><text:span text:style-name="Strong_20_Emphasis"><text:span text:style-name="T1">Variedade de Produtos Sazonais:</text:span></text:span> A oferta de uma ampla variedade de produtos sazonais pode ser um diferencial atraente para os clientes em busca de diversidade em suas refeições.</text:p>
        </text:list-item>
        <text:list-item>
          <text:p text:style-name="P27"><text:span text:style-name="Strong_20_Emphasis"><text:span text:style-name="T1">Apoio a Produtores Locais:</text:span></text:span> Destacar o apoio aos produtores locais e o impacto positivo na economia da região pode atrair clientes que valorizam o comércio justo e a comunidade.</text:p>
        </text:list-item>
        <text:list-item>
          <text:p text:style-name="P27"><text:span text:style-name="Strong_20_Emphasis"><text:span text:style-name="T1">Experiência Educativa e Interativa:</text:span></text:span> Oferecer uma experiência educativa e interativa pode engajar os clientes, tornando-os mais envolvidos com o projeto e seus princípios.</text:p>
        </text:list-item>
        <text:list-item>
          <text:p text:style-name="P27"><text:span text:style-name="Strong_20_Emphasis"><text:span text:style-name="T1">Rede Social e Comunidade Engajada:</text:span></text:span> Se o projeto tiver sua própria rede social, isso pode ser um diferencial, criando uma comunidade engajada de entusiastas da agricultura urbana.</text:p>
        </text:list-item>
        <text:list-item>
          <text:p text:style-name="P27"><text:span text:style-name="Strong_20_Emphasis"><text:span text:style-name="T1">Conveniência e Entrega em Domicílio:</text:span></text:span> Se o projeto oferecer entrega em domicílio ou facilidade na compra online, isso pode ser um diferencial para clientes que valorizam a comodidade.</text:p>
        </text:list-item>
        <text:list-item>
          <text:p text:style-name="P27"><text:span text:style-name="Strong_20_Emphasis"><text:span text:style-name="T1">Atendimento ao Cliente Personalizado:</text:span></text:span> Proporcionar um atendimento ao cliente personalizado e atencioso é outro diferencial que pode criar uma experiência positiva para os consumidores.</text:p>
        </text:list-item>
        <text:list-item>
          <text:p text:style-name="P27"><text:span text:style-name="Strong_20_Emphasis"><text:span text:style-name="T1">Compromisso com o Combate ao Desperdício Alimentar:</text:span></text:span> Se o projeto trabalhar ativamente no combate ao desperdício alimentar, isso pode ser um diferencial que atrai clientes preocupados com questões sociais e ambientais.</text:p>
        </text:list-item>
      </text:list>
      <text:p text:style-name="P5">Cada projeto é único, e os Diferenciais Competitivos dependerão dos valores, objetivos e proposta de valor específicos do "Colheita Urbana". É importante destacar e comunicar claramente esses diferenciais para o público-alvo, de modo a criar uma identidade única para o projeto e se destacar em um mercado cada vez mais competitivo. A constante evolução e aprimoramento dos diferenciais também são essenciais para acompanhar as necessidades dos clientes e as tendências do mercado.</text:p>
      <text:p text:style-name="P26"><text:span text:style-name="Strong_20_Emphasis"/></text:p>
      <text:p text:style-name="P26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9:24:04.746898468</meta:creation-date>
    <dc:date>2023-07-18T09:49:52.628530034</dc:date>
    <meta:editing-duration>PT5M27S</meta:editing-duration>
    <meta:editing-cycles>1</meta:editing-cycles>
    <meta:document-statistic meta:table-count="0" meta:image-count="0" meta:object-count="0" meta:page-count="11" meta:paragraph-count="146" meta:word-count="3914" meta:character-count="27015" meta:non-whitespace-character-count="23359"/>
    <meta:generator>LibreOffice/7.3.7.2$Linux_X86_64 LibreOffice_project/30$Build-2</meta:generator>
  </office:meta>
</office:document-meta>
</file>